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2DBA826BD8B07911457.png" manifest:media-type="image/png"/>
  <manifest:file-entry manifest:full-path="Pictures/10000000000000FF0000002D714F69ABB695792D.png" manifest:media-type="image/png"/>
  <manifest:file-entry manifest:full-path="Pictures/10000000000000E50000005EC440001A829E320C.png" manifest:media-type="image/png"/>
  <manifest:file-entry manifest:full-path="Pictures/10000000000001FF0000031395118A4A00667398.png" manifest:media-type="image/png"/>
  <manifest:file-entry manifest:full-path="Pictures/10000000000002E6000002CF80D00C6F8C42BC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99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15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276cm"/>
      <style:paragraph-properties style:writing-mode="lr-tb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997cm" svg:x="1.514cm" svg:y="0.288cm" presentation:class="subtitle" presentation:user-transformed="true">
          <draw:text-box>
            <text:p text:style-name="P1"><text:span text:style-name="T1">Wo liegen die Schnittpunkte der Geraden?</text:span></text:p>
          </draw:text-box>
        </draw:frame>
        <draw:frame draw:style-name="gr1" draw:text-style-name="P3" draw:layer="layout" svg:width="12.838cm" svg:height="12.441cm" svg:x="1.001cm" svg:y="2.704cm">
          <draw:image xlink:href="Pictures/10000000000002E6000002CF80D00C6F8C42BC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152cm" svg:x="1.4cm" svg:y="0.285cm" presentation:class="title" presentation:user-transformed="true">
          <draw:text-box>
            <text:p text:style-name="P5"><text:span text:style-name="T2">Lineare Gleichungssystem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 <text:s/>:- y = 2x + 1</text:p>
                <text:p>II :- y = -x + 7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1.276cm" svg:x="1.4cm" svg:y="0.628cm" presentation:class="title" presentation:user-transformed="true">
          <draw:text-box>
            <text:p text:style-name="P5"><text:span text:style-name="T2">Lineare Funktionen</text:span></text:p>
          </draw:text-box>
        </draw:frame>
        <draw:frame draw:style-name="gr1" draw:text-style-name="P3" draw:layer="layout" svg:width="7.861cm" svg:height="12.108cm" svg:x="1.511cm" svg:y="3.143cm">
          <draw:image xlink:href="Pictures/10000000000001FF0000031395118A4A00667398.png" xlink:type="simple" xlink:show="embed" xlink:actuate="onLoad" loext:mime-type="image/png">
            <text:p/>
          </draw:image>
        </draw:frame>
        <draw:frame draw:style-name="gr1" draw:text-style-name="P3" draw:layer="layout" svg:width="6.746cm" svg:height="1.19cm" svg:x="9.857cm" svg:y="14.177cm">
          <draw:image xlink:href="Pictures/10000000000000FF0000002D714F69ABB69579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1.276cm" svg:x="1.4cm" svg:y="0.628cm" presentation:class="title" presentation:user-transformed="true">
          <draw:text-box>
            <text:p text:style-name="P5"><text:span text:style-name="T2">Lineare Funktionen</text:span></text:p>
          </draw:text-box>
        </draw:frame>
        <draw:frame draw:style-name="gr1" draw:text-style-name="P3" draw:layer="layout" svg:width="12.216cm" svg:height="12.184cm" svg:x="0.269cm" svg:y="2.755cm">
          <draw:image xlink:href="Pictures/10000000000002DD000002DBA826BD8B07911457.png" xlink:type="simple" xlink:show="embed" xlink:actuate="onLoad" loext:mime-type="image/png">
            <text:p/>
          </draw:image>
        </draw:frame>
        <draw:frame draw:style-name="gr1" draw:text-style-name="P3" draw:layer="layout" svg:width="5.389cm" svg:height="2.211cm" svg:x="12.923cm" svg:y="13.137cm">
          <draw:image xlink:href="Pictures/10000000000000E50000005EC440001A829E320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5:24:48.112077219</meta:creation-date>
    <dc:date>2025-05-22T15:55:17.551467713</dc:date>
    <meta:editing-duration>PT20M19S</meta:editing-duration>
    <meta:editing-cycles>1</meta:editing-cycles>
    <meta:document-statistic meta:object-count="39"/>
    <meta:generator>LibreOffice/6.4.7.2$Linux_X86_64 LibreOffice_project/40$Build-2</meta:generator>
  </office:meta>
</office:document-meta>
</file>